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9" style:family="paragraph" style:parent-style-name="Heading_20_1">
      <style:text-properties officeooo:rsid="02708f90" officeooo:paragraph-rsid="02708f90"/>
    </style:style>
    <style:style style:name="P10" style:family="paragraph" style:parent-style-name="Heading_20_3">
      <style:text-properties officeooo:rsid="0174185e" officeooo:paragraph-rsid="0174185e"/>
    </style:style>
    <style:style style:name="P1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14" style:family="paragraph" style:parent-style-name="Table_20_Contents" style:list-style-name="WWNum3">
      <style:paragraph-properties fo:text-align="start" style:justify-single-word="false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9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0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1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3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2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5c3bc"/>
    </style:style>
    <style:style style:name="P2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27" style:family="paragraph" style:parent-style-name="Table_20_Contents" style:list-style-name="WWNum3">
      <style:paragraph-properties fo:text-align="start" style:justify-single-word="false"/>
      <style:text-properties officeooo:rsid="0294a2e1" officeooo:paragraph-rsid="0295c3bc"/>
    </style:style>
    <style:style style:name="P28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95c3b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7cb6c"/>
    </style:style>
    <style:style style:name="T8" style:family="text">
      <style:text-properties officeooo:rsid="0281da0d"/>
    </style:style>
    <style:style style:name="T9" style:family="text">
      <style:text-properties officeooo:rsid="02830c54"/>
    </style:style>
    <style:style style:name="T10" style:family="text">
      <style:text-properties officeooo:rsid="0288852f"/>
    </style:style>
    <style:style style:name="T11" style:family="text">
      <style:text-properties officeooo:rsid="028a3b6c"/>
    </style:style>
    <style:style style:name="T12" style:family="text">
      <style:text-properties fo:color="#c9211e" loext:opacity="100%" officeooo:rsid="028a3b6c"/>
    </style:style>
    <style:style style:name="T13" style:family="text">
      <style:text-properties fo:color="#c9211e" loext:opacity="100%" officeooo:rsid="02992916"/>
    </style:style>
    <style:style style:name="T14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5" style:family="text">
      <style:text-properties fo:color="#81d41a" loext:opacity="100%"/>
    </style:style>
    <style:style style:name="T16" style:family="text">
      <style:text-properties fo:color="#81d41a" loext:opacity="100%" officeooo:rsid="027448d0"/>
    </style:style>
    <style:style style:name="T17" style:family="text">
      <style:text-properties fo:color="#81d41a" loext:opacity="100%" officeooo:rsid="028a3b6c"/>
    </style:style>
    <style:style style:name="T18" style:family="text">
      <style:text-properties fo:color="#81d41a" loext:opacity="100%" style:text-underline-style="solid" style:text-underline-width="auto" style:text-underline-color="font-color" officeooo:rsid="028a3b6c"/>
    </style:style>
    <style:style style:name="T19" style:family="text">
      <style:text-properties fo:color="#81d41a" loext:opacity="100%" style:text-underline-style="none" officeooo:rsid="028a3b6c"/>
    </style:style>
    <style:style style:name="T20" style:family="text">
      <style:text-properties fo:color="#81d41a" loext:opacity="100%" style:text-underline-style="none" officeooo:rsid="02948eb4"/>
    </style:style>
    <style:style style:name="T21" style:family="text">
      <style:text-properties officeooo:rsid="0295c3bc"/>
    </style:style>
    <style:style style:name="T22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Wednesday<text:span text:style-name="T4">s</text:span></text:h>
      <text:h text:style-name="P10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1476499276464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5">Wode elf, green <text:span text:style-name="T2">mage</text:span>, <text:span text:style-name="T16">(galen)</text:span><text:span text:style-name="T15">wode is infected; wants to bring peace back</text:span></text:p>
          </table:table-cell>
        </table:table-row>
        <table:table-row table:style-name="TableLine1476499284624">
          <table:table-cell table:style-name="Table1.A2" office:value-type="string">
            <text:p text:style-name="P1"><text:span text:style-name="T9">Clive </text:span>(<text:span text:style-name="T3">Spicysaurus</text:span>)</text:p>
          </table:table-cell>
          <table:table-cell table:style-name="Table1.B2" office:value-type="string">
            <text:p text:style-name="P8">Memonek Necro Summoner – <text:span text:style-name="T17">likes RP </text:span><text:span text:style-name="T18">away from table</text:span><text:span text:style-name="T19">; </text:span><text:span text:style-name="T20">send heads up!</text:span></text:p>
          </table:table-cell>
        </table:table-row>
        <table:table-row table:style-name="TableLine1476499277824">
          <table:table-cell table:style-name="Table1.A2" office:value-type="string">
            <text:p text:style-name="P3"><text:span text:style-name="T9">Cal </text:span>(Cort of Keo)</text:p>
          </table:table-cell>
          <table:table-cell table:style-name="Table1.B2" office:value-type="string">
            <text:p text:style-name="P6"><text:span text:style-name="T11">Sporebearer </text:span>Vampire! <text:span text:style-name="T11">Stoic human, woodcarver – </text:span><text:span text:style-name="T14">chill</text:span></text:p>
          </table:table-cell>
        </table:table-row>
        <table:table-row table:style-name="TableLine1476499278640">
          <table:table-cell table:style-name="Table1.A2" office:value-type="string">
            <text:p text:style-name="P4"><text:span text:style-name="T8">Praetoria </text:span>(Marlutte)</text:p>
          </table:table-cell>
          <table:table-cell table:style-name="Table1.B2" office:value-type="string">
            <text:p text:style-name="P7">Reaver Fury, revenant – <text:span text:style-name="T12">very active!</text:span></text:p>
          </table:table-cell>
        </table:table-row>
      </table:table>
      <text:list xml:id="list1997661857" text:style-name="WWNum2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383641478" text:style-name="WWNum3">
              <text:list-item>
                <text:p text:style-name="P14">Safety: <text:span text:style-name="T7">Not trying to approach any line, except gore stuff and hostages (who are all adults). Feelings? X-Card: ping me to test!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15011574024010" text:continue-numbering="true" text:style-name="WWNum3">
              <text:list-item>
                <text:p text:style-name="P18">Everyone is good with gore, just not gratuitous</text:p>
              </text:list-item>
            </text:list>
          </table:table-cell>
        </table:table-row>
      </table:table>
      <text:p text:style-name="Standard"/>
      <text:list xml:id="list215011126076142" text:continue-list="list1997661857" text:style-name="WWNum2">
        <text:list-item>
          <text:list>
            <text:list-item>
              <text:list>
                <text:list-item>
                  <text:h text:style-name="P12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15011732000219" text:continue-list="list215011574024010" text:style-name="WWNum3">
              <text:list-item>
                <text:p text:style-name="P21">PREP: Hawklords, Secret Tunnel, Horror</text:p>
              </text:list-item>
              <text:list-item>
                <text:p text:style-name="P23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215010664262173" text:continue-numbering="true" text:style-name="WWNum3">
              <text:list-item>
                <text:p text:style-name="P20">Lewin made it back to Ivywatch Keep</text:p>
              </text:list-item>
              <text:list-item>
                <text:p text:style-name="P26">Ended Part 1 with 5 Victories, a hawk feather, Marshall and Quarry titles, and the jewel of redemption. Did not respite in Ivywatch.</text:p>
              </text:list-item>
              <text:list-item>
                <text:p text:style-name="P24">Heroes left immediately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215011878634844" text:continue-list="list215011126076142" text:style-name="WWNum2">
        <text:list-item>
          <text:list>
            <text:list-item>
              <text:list>
                <text:list-item>
                  <text:h text:style-name="P13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15011797981547" text:continue-list="list215010664262173" text:style-name="WWNum3">
              <text:list-item>
                <text:p text:style-name="P22">PREP: <text:span text:style-name="T22">Chapel, Mess</text:span></text:p>
              </text:list-item>
              <text:list-item>
                <text:p text:style-name="P27"><text:span text:style-name="T15">Heroes have 5 Victories, start combat (S2:P2) with 10 Malice</text:span>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215011731266993" text:continue-numbering="true" text:style-name="WWNum3">
              <text:list-item>
                <text:p text:style-name="P25"/>
              </text:list-item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1H14M46S</meta:editing-duration>
    <meta:editing-cycles>597</meta:editing-cycles>
    <meta:generator>LibreOffice/7.2.2.2$Windows_X86_64 LibreOffice_project/02b2acce88a210515b4a5bb2e46cbfb63fe97d56</meta:generator>
    <dc:date>2025-07-09T21:50:10.030000000</dc:date>
    <meta:document-statistic meta:table-count="4" meta:image-count="0" meta:object-count="0" meta:page-count="1" meta:paragraph-count="27" meta:word-count="244" meta:character-count="1424" meta:non-whitespace-character-count="1216"/>
  </office:meta>
</office:document-meta>
</file>